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44cm" svg:stroke-color="#000000" draw:stroke-linejoin="miter" svg:stroke-linecap="square" draw:fill="solid" draw:fill-color="#ffffff" draw:textarea-horizontal-align="left" draw:textarea-vertical-align="top" draw:auto-grow-height="false" fo:min-height="0cm" fo:min-width="1.295cm" fo:padding-top="0.229cm" fo:padding-bottom="0.229cm" fo:padding-left="0.441cm" fo:padding-right="0.441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4" style:family="graphic" style:parent-style-name="standard">
      <style:graphic-properties draw:stroke="solid" svg:stroke-width="0.026cm" svg:stroke-color="#000000" draw:marker-start="" draw:marker-end="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5" style:family="graphic" style:parent-style-name="standard">
      <style:graphic-properties draw:stroke="solid" svg:stroke-width="0.026cm" svg:stroke-color="#000000" draw:marker-start="" draw:marker-end="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6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min-height="0.79cm" fo:min-width="3.277cm" fo:padding-top="0.229cm" fo:padding-bottom="0.229cm" fo:padding-left="0.441cm" fo:padding-right="0.441cm" fo:wrap-option="wrap" draw:shadow-color="#808080"/>
    </style:style>
    <style:style style:name="gr7" style:family="graphic" style:parent-style-name="standard">
      <style:graphic-properties draw:stroke="solid" svg:stroke-width="0.044cm" svg:stroke-color="#000000" draw:stroke-linejoin="miter" svg:stroke-linecap="square" draw:fill="solid" draw:fill-color="#ffffff" draw:textarea-horizontal-align="left" draw:textarea-vertical-align="top" draw:auto-grow-height="false" fo:min-height="0.307cm" fo:min-width="1.199cm" fo:padding-top="0.229cm" fo:padding-bottom="0.229cm" fo:padding-left="0.441cm" fo:padding-right="0.441cm" fo:wrap-option="wrap" draw:shadow-color="#808080"/>
    </style:style>
    <style:style style:name="gr8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min-height="0.309cm" fo:min-width="1.199cm" fo:padding-top="0.229cm" fo:padding-bottom="0.229cm" fo:padding-left="0.441cm" fo:padding-right="0.441cm" fo:wrap-option="wrap" draw:shadow-color="#808080"/>
    </style:style>
    <style:style style:name="gr9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min-height="0.307cm" fo:min-width="1.199cm" fo:padding-top="0.229cm" fo:padding-bottom="0.229cm" fo:padding-left="0.441cm" fo:padding-right="0.441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marker-end="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11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min-height="1.12cm" fo:min-width="3.277cm" fo:padding-top="0.229cm" fo:padding-bottom="0.229cm" fo:padding-left="0.441cm" fo:padding-right="0.441cm" fo:wrap-option="wrap" draw:shadow-color="#808080"/>
    </style:style>
    <style:style style:name="gr12" style:family="graphic" style:parent-style-name="standard">
      <style:graphic-properties draw:stroke="solid" svg:stroke-width="0.044cm" svg:stroke-color="#000000" draw:stroke-linejoin="miter" svg:stroke-linecap="square" draw:fill="none" draw:fill-color="#ffffff" draw:textarea-horizontal-align="left" draw:textarea-vertical-align="top" draw:auto-grow-height="false" fo:min-height="0.792cm" fo:min-width="3.277cm" fo:padding-top="0.229cm" fo:padding-bottom="0.229cm" fo:padding-left="0.441cm" fo:padding-right="0.441cm" fo:wrap-option="wrap" draw:shadow-color="#808080"/>
    </style:style>
    <style:style style:name="gr13" style:family="graphic" style:parent-style-name="standard">
      <style:graphic-properties draw:stroke="solid" svg:stroke-width="0.026cm" svg:stroke-color="#000000" draw:marker-end="msArrowEnd_20_3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14" style:family="graphic" style:parent-style-name="standard">
      <style:graphic-properties draw:stroke="solid" svg:stroke-width="0.026cm" svg:stroke-color="#000000" draw:marker-start="" draw:marker-end="" draw:marker-end-width="0.141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color="#ffffff" draw:fill-color="#ffffff" draw:textarea-vertical-align="middle"/>
    </style:style>
    <style:style style:name="gr1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20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21" style:family="graphic" style:parent-style-name="standard">
      <style:graphic-properties draw:stroke="solid" svg:stroke-width="0.026cm" svg:stroke-color="#000000" svg:stroke-opacity="100%" draw:stroke-linejoin="round" draw:fill="none" fo:padding-top="0.138cm" fo:padding-bottom="0.138cm" fo:padding-left="0.263cm" fo:padding-right="0.263cm" draw:shadow="hidden"/>
    </style:style>
    <style:style style:name="gr22" style:family="graphic" style:parent-style-name="standard">
      <style:graphic-properties draw:stroke="none" svg:stroke-color="#000000" draw:fill="none" draw:fill-color="#ffffff" fo:min-height="0.475cm"/>
    </style:style>
    <style:style style:name="gr23" style:family="graphic" style:parent-style-name="standard">
      <style:graphic-properties draw:stroke="none" draw:fill="none" draw:textarea-vertical-align="middle" fo:min-height="1.033cm" fo:min-width="2.54cm" fo:padding-top="0.071cm" fo:padding-bottom="0.071cm" fo:padding-left="0.071cm" fo:padding-right="0.071cm"/>
    </style:style>
    <style:style style:name="gr24" style:family="graphic" style:parent-style-name="standard">
      <style:graphic-properties draw:stroke="none" svg:stroke-color="#000000" draw:fill="none" draw:fill-color="#ffffff" fo:min-height="0.507cm"/>
    </style:style>
    <style:style style:name="P1" style:family="paragraph">
      <style:paragraph-properties style:writing-mode="lr-tb"/>
      <style:text-properties fo:font-family="'Liberation Sans'" style:font-style-name="Italic" style:font-family-generic="swiss" style:font-pitch="variable" fo:font-size="12pt"/>
    </style:style>
    <style:style style:name="P2" style:family="paragraph">
      <style:paragraph-properties fo:text-align="center" style:writing-mode="lr-tb"/>
      <style:text-properties fo:font-family="'Liberation Sans'" style:font-style-name="Italic" style:font-family-generic="swiss" style:font-pitch="variable" fo:font-size="12pt"/>
    </style:style>
    <style:style style:name="P3" style:family="paragraph">
      <style:paragraph-properties fo:line-height="80%" style:writing-mode="lr-tb"/>
      <style:text-properties fo:font-family="'Liberation Sans'" style:font-style-name="Italic" style:font-family-generic="swiss" style:font-pitch="variable" fo:font-size="12pt"/>
    </style:style>
    <style:style style:name="P4" style:family="paragraph">
      <style:paragraph-properties fo:margin-left="0cm" fo:margin-right="0cm" fo:text-indent="1.27cm" style:writing-mode="lr-tb"/>
      <style:text-properties fo:font-family="'Liberation Sans'" style:font-style-name="Italic" style:font-family-generic="swiss" style:font-pitch="variable" fo:font-size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color="#000000"/>
    </style:style>
    <style:style style:name="P8" style:family="paragraph">
      <style:paragraph-properties fo:margin-left="0cm" fo:margin-right="0cm" fo:margin-top="0cm" fo:margin-bottom="0cm" fo:line-height="120%" fo:text-align="center" fo:text-indent="0cm"/>
    </style:style>
    <style:style style:name="P9" style:family="paragraph">
      <style:paragraph-properties fo:margin-left="0cm" fo:margin-right="0cm" fo:margin-top="0cm" fo:margin-bottom="0cm" fo:line-height="120%" fo:text-align="center" fo:text-indent="0cm"/>
      <style:text-properties fo:color="#000000"/>
    </style:style>
    <style:style style:name="P10" style:family="paragraph">
      <style:paragraph-properties fo:text-align="center"/>
      <style:text-properties fo:color="#000000"/>
    </style:style>
    <style:style style:name="P11" style:family="paragraph">
      <style:text-properties fo:color="#000000" fo:font-size="12pt" style:font-size-asian="12pt" style:font-size-complex="12pt"/>
    </style:style>
    <style:style style:name="T1" style:family="text">
      <style:text-properties style:use-window-font-color="true" fo:font-family="'Times New Roman'" style:font-family-generic="roman" style:font-pitch="variable" fo:font-size="12pt" fo:language="ru" fo:country="RU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0pt" style:language-complex="ar" style:country-complex="SA"/>
    </style:style>
    <style:style style:name="T2" style:family="text">
      <style:text-properties style:use-window-font-color="true" fo:font-family="'Times New Roman'" style:font-family-generic="roman" style:font-pitch="variable" fo:font-size="12pt" fo:language="ru" fo:country="RU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2pt" style:language-complex="ar" style:country-complex="SA"/>
    </style:style>
    <style:style style:name="T3" style:family="text">
      <style:text-properties style:use-window-font-color="true" fo:font-family="'Times New Roman'" style:font-family-generic="roman" style:font-pitch="variable" fo:font-size="12pt" fo:language="en" fo:country="US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0pt" style:language-complex="ar" style:country-complex="SA"/>
    </style:style>
    <style:style style:name="T4" style:family="text">
      <style:text-properties style:use-window-font-color="true" style:text-position="sub 58%" fo:font-family="'Times New Roman'" style:font-family-generic="roman" style:font-pitch="variable" fo:font-size="12pt" fo:language="ru" fo:country="RU" fo:font-weight="bold" style:font-family-asian="'Times New Roman'" style:font-family-generic-asian="roman" style:font-pitch-asian="variable" style:font-size-asian="12pt" style:font-weight-asian="bold" style:font-family-complex="'Times New Roman'" style:font-family-generic-complex="roman" style:font-pitch-complex="variable" style:font-size-complex="10pt" style:language-complex="ar" style:country-complex="SA"/>
    </style:style>
    <style:style style:name="T5" style:family="text">
      <style:text-properties style:use-window-font-color="true" fo:font-family="'Times New Roman'" style:font-family-generic="roman" style:font-pitch="variable" fo:font-size="10pt" fo:language="ru" fo:country="RU" fo:font-weight="bold" style:font-family-asian="'Times New Roman'" style:font-family-generic-asian="roman" style:font-pitch-asian="variable" style:font-size-asian="10pt" style:font-weight-asian="bold" style:font-family-complex="'Times New Roman'" style:font-family-generic-complex="roman" style:font-pitch-complex="variable" style:font-size-complex="12pt" style:language-complex="ar" style:country-complex="SA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family="Calibri" fo:font-size="8pt" style:font-family-asian="Calibri" style:font-size-asian="8pt" style:font-family-complex="Calibri" style:font-size-complex="8pt"/>
    </style:style>
    <style:style style:name="T8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custom-shape draw:style-name="gr1" draw:text-style-name="P1" draw:layer="layout" svg:width="2.414cm" svg:height="0.555cm" svg:x="11.451cm" svg:y="1.628cm">
            <text:p/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frame draw:style-name="gr2" draw:text-style-name="P2" draw:layer="layout" svg:width="2.446cm" svg:height="0.879cm" svg:x="11.695cm" svg:y="1.524cm">
            <draw:text-box>
              <text:p text:style-name="P2"><text:span text:style-name="T1">Начало</text:span></text:p>
            </draw:text-box>
          </draw:frame>
          <draw:frame draw:style-name="gr2" draw:text-style-name="P1" draw:layer="layout" svg:width="1.578cm" svg:height="1.006cm" svg:x="12.16cm" svg:y="2.755cm">
            <draw:text-box>
              <text:p text:style-name="P1"><text:span text:style-name="T2">ТП</text:span></text:p>
            </draw:text-box>
          </draw:frame>
          <draw:line draw:style-name="gr3" draw:text-style-name="P2" draw:layer="layout" svg:x1="10.615cm" svg:y1="3.348cm" svg:x2="8.075cm" svg:y2="3.348cm">
            <text:p/>
          </draw:line>
          <draw:line draw:style-name="gr3" draw:text-style-name="P2" draw:layer="layout" svg:x1="8.107cm" svg:y1="3.348cm" svg:x2="8.107cm" svg:y2="3.978cm">
            <text:p/>
          </draw:line>
          <draw:line draw:style-name="gr3" draw:text-style-name="P2" draw:layer="layout" svg:x1="14.848cm" svg:y1="3.357cm" svg:x2="23.537cm" svg:y2="3.366cm">
            <text:p/>
          </draw:line>
          <draw:line draw:style-name="gr4" draw:text-style-name="P2" draw:layer="layout" svg:x1="10.171cm" svg:y1="4.718cm" svg:x2="16.743cm" svg:y2="4.718cm">
            <text:p/>
          </draw:line>
          <draw:line draw:style-name="gr5" draw:text-style-name="P2" draw:layer="layout" svg:x1="16.743cm" svg:y1="4.708cm" svg:x2="16.743cm" svg:y2="3.327cm">
            <text:p/>
          </draw:line>
          <draw:line draw:style-name="gr3" draw:text-style-name="P2" draw:layer="layout" svg:x1="6.022cm" svg:y1="4.738cm" svg:x2="3.651cm" svg:y2="4.738cm">
            <text:p/>
          </draw:line>
          <draw:line draw:style-name="gr3" draw:text-style-name="P2" draw:layer="layout" svg:x1="12.7cm" svg:y1="2.536cm" svg:x2="12.7cm" svg:y2="2.171cm">
            <text:p/>
          </draw:line>
          <draw:line draw:style-name="gr3" draw:text-style-name="P2" draw:layer="layout" svg:x1="3.651cm" svg:y1="4.747cm" svg:x2="3.651cm" svg:y2="5.153cm">
            <text:p/>
          </draw:line>
          <draw:g>
            <draw:frame draw:style-name="gr2" draw:text-style-name="P1" draw:layer="layout" svg:width="4.202cm" svg:height="1.137cm" svg:x="1.619cm" svg:y="5.263cm">
              <draw:text-box>
                <text:p text:style-name="P1"><text:span text:style-name="T2">РК(0:15) := БР,</text:span></text:p>
                <text:p text:style-name="P2"><text:span text:style-name="T1">СЧАК := СЧАК+1 </text:span></text:p>
              </draw:text-box>
            </draw:frame>
            <draw:custom-shape draw:style-name="gr6" draw:text-style-name="P1" draw:layer="layout" svg:width="4.16cm" svg:height="1.25cm" svg:x="1.662cm" svg:y="5.15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" draw:layer="layout" svg:width="4.16cm" svg:height="1.532cm" svg:x="1.619cm" svg:y="6.731cm">
              <text:p/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frame draw:style-name="gr2" draw:text-style-name="P2" draw:layer="layout" svg:width="2.869cm" svg:height="0.967cm" svg:x="2.498cm" svg:y="7.135cm">
              <draw:text-box>
                <text:p text:style-name="P2"><text:span text:style-name="T1">БР(0:1) = 0</text:span></text:p>
              </draw:text-box>
            </draw:frame>
          </draw:g>
          <draw:g>
            <draw:frame draw:style-name="gr2" draw:text-style-name="P2" draw:layer="layout" svg:width="2.879cm" svg:height="0.884cm" svg:x="6.869cm" svg:y="4.322cm">
              <draw:text-box>
                <text:p text:style-name="P2"><text:span text:style-name="T1">СЧАК(22)</text:span></text:p>
              </draw:text-box>
            </draw:frame>
            <draw:custom-shape draw:style-name="gr8" draw:text-style-name="P1" draw:layer="layout" svg:width="4.16cm" svg:height="1.534cm" svg:x="6.033cm" svg:y="3.967cm">
              <text:p/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draw:g>
          <draw:custom-shape draw:style-name="gr8" draw:text-style-name="P1" draw:layer="layout" svg:width="4.16cm" svg:height="1.534cm" svg:x="10.679cm" svg:y="2.586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" draw:text-style-name="P2" draw:layer="layout" svg:x1="3.704cm" svg:y1="6.412cm" svg:x2="3.704cm" svg:y2="6.721cm">
            <text:p/>
          </draw:line>
          <draw:g>
            <draw:frame draw:style-name="gr2" draw:text-style-name="P1" draw:layer="layout" svg:width="4.202cm" svg:height="1.137cm" svg:x="1.588cm" svg:y="8.825cm">
              <draw:text-box>
                <text:p text:style-name="P1"><text:span text:style-name="T2">РК(0:15) := БР,</text:span></text:p>
                <text:p text:style-name="P1"><text:span text:style-name="T2">СЧАК := СЧАК+1 </text:span></text:p>
              </draw:text-box>
            </draw:frame>
            <draw:custom-shape draw:style-name="gr6" draw:text-style-name="P1" draw:layer="layout" svg:width="4.16cm" svg:height="1.25cm" svg:x="1.63cm" svg:y="8.714cm">
              <text:p/>
              <draw:enhanced-geometry svg:viewBox="0 0 21600 21600" draw:type="rectangle" draw:enhanced-path="M 0 0 L 21600 0 21600 21600 0 21600 0 0 Z N"/>
            </draw:custom-shape>
          </draw:g>
          <draw:line draw:style-name="gr3" draw:text-style-name="P2" draw:layer="layout" svg:x1="3.704cm" svg:y1="8.281cm" svg:x2="3.704cm" svg:y2="8.713cm">
            <text:p/>
          </draw:line>
          <draw:line draw:style-name="gr3" draw:text-style-name="P2" draw:layer="layout" svg:x1="3.672cm" svg:y1="10.506cm" svg:x2="3.672cm" svg:y2="9.961cm">
            <text:p/>
          </draw:line>
          <draw:frame draw:style-name="gr2" draw:text-style-name="P2" draw:layer="layout" svg:width="1.334cm" svg:height="0.884cm" svg:x="23.22cm" svg:y="6.015cm">
            <draw:text-box>
              <text:p text:style-name="P2"><text:span text:style-name="T3">Z</text:span><text:span text:style-name="T4">ОП</text:span></text:p>
            </draw:text-box>
          </draw:frame>
          <draw:custom-shape draw:style-name="gr9" draw:text-style-name="P1" draw:layer="layout" svg:width="4.16cm" svg:height="1.532cm" svg:x="21.664cm" svg:y="5.669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10" draw:text-style-name="P2" draw:layer="layout" svg:x1="21.198cm" svg:y1="5.424cm" svg:x2="23.738cm" svg:y2="5.424cm">
            <text:p/>
          </draw:line>
          <draw:line draw:style-name="gr3" draw:text-style-name="P2" draw:layer="layout" svg:x1="21.177cm" svg:y1="5.433cm" svg:x2="21.177cm" svg:y2="6.421cm">
            <text:p/>
          </draw:line>
          <draw:frame draw:style-name="gr2" draw:text-style-name="P3" draw:layer="layout" svg:width="4.615cm" svg:height="1.975cm" svg:x="1.662cm" svg:y="12.323cm">
            <draw:text-box>
              <text:p text:style-name="P3"><text:span text:style-name="T5">РК(16:31) := РОП(0:15),</text:span></text:p>
              <text:p text:style-name="P3"><text:span text:style-name="T5">БР := РОП(16:31),</text:span></text:p>
              <text:p text:style-name="P3"><text:span text:style-name="T5">СЧАК := СЧАК+1 ,</text:span></text:p>
              <text:p text:style-name="P3"><text:span text:style-name="T5">ТП := 0</text:span></text:p>
            </draw:text-box>
          </draw:frame>
          <draw:custom-shape draw:style-name="gr11" draw:text-style-name="P1" draw:layer="layout" svg:width="4.16cm" svg:height="1.579cm" svg:x="1.662cm" svg:y="12.368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3.683cm" svg:y1="12.031cm" svg:x2="3.683cm" svg:y2="12.368cm">
            <text:p/>
          </draw:line>
          <draw:frame draw:style-name="gr2" draw:text-style-name="P1" draw:layer="layout" svg:width="4.7cm" svg:height="1.138cm" svg:x="21.463cm" svg:y="3.985cm">
            <draw:text-box>
              <text:p text:style-name="P1"><text:span text:style-name="T2">АОП := СЧАК(0:21),</text:span></text:p>
              <text:p text:style-name="P4"><text:span text:style-name="T2">ЧтОП</text:span></text:p>
            </draw:text-box>
          </draw:frame>
          <draw:custom-shape draw:style-name="gr12" draw:text-style-name="P1" draw:layer="layout" svg:width="4.16cm" svg:height="1.251cm" svg:x="21.601cm" svg:y="3.87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23.537cm" svg:y1="3.366cm" svg:x2="23.537cm" svg:y2="3.874cm">
            <text:p/>
          </draw:line>
          <draw:g>
            <draw:frame draw:style-name="gr2" draw:text-style-name="P2" draw:layer="layout" svg:width="1.334cm" svg:height="0.885cm" svg:x="3.175cm" svg:y="10.88cm">
              <draw:text-box>
                <text:p text:style-name="P2"><text:span text:style-name="T3">Z</text:span><text:span text:style-name="T4">ОП</text:span></text:p>
              </draw:text-box>
            </draw:frame>
            <draw:custom-shape draw:style-name="gr9" draw:text-style-name="P1" draw:layer="layout" svg:width="4.16cm" svg:height="1.536cm" svg:x="1.619cm" svg:y="10.532cm">
              <text:p/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line draw:style-name="gr3" draw:text-style-name="P2" draw:layer="layout" svg:x1="1.238cm" svg:y1="11.296cm" svg:x2="1.608cm" svg:y2="11.296cm">
              <text:p/>
            </draw:line>
            <draw:line draw:style-name="gr13" draw:text-style-name="P2" draw:layer="layout" svg:x1="1.207cm" svg:y1="10.287cm" svg:x2="3.694cm" svg:y2="10.287cm">
              <text:p/>
            </draw:line>
            <draw:line draw:style-name="gr3" draw:text-style-name="P2" draw:layer="layout" svg:x1="1.207cm" svg:y1="10.305cm" svg:x2="1.207cm" svg:y2="11.294cm">
              <text:p/>
            </draw:line>
          </draw:g>
          <draw:line draw:style-name="gr3" draw:text-style-name="P2" draw:layer="layout" svg:x1="23.728cm" svg:y1="5.678cm" svg:x2="23.728cm" svg:y2="5.124cm">
            <text:p/>
          </draw:line>
          <draw:g>
            <draw:frame draw:style-name="gr2" draw:text-style-name="P2" draw:layer="layout" svg:width="2.879cm" svg:height="0.883cm" svg:x="22.447cm" svg:y="8.271cm">
              <draw:text-box>
                <text:p text:style-name="P2"><text:span text:style-name="T1">СЧАК(22)</text:span></text:p>
              </draw:text-box>
            </draw:frame>
            <draw:custom-shape draw:style-name="gr9" draw:text-style-name="P1" draw:layer="layout" svg:width="4.16cm" svg:height="1.532cm" svg:x="21.611cm" svg:y="7.915cm">
              <text:p/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draw:g>
          <draw:g>
            <draw:frame draw:style-name="gr2" draw:text-style-name="P2" draw:layer="layout" svg:width="3.335cm" svg:height="0.883cm" svg:x="22.236cm" svg:y="10.507cm">
              <draw:text-box>
                <text:p text:style-name="P2"><text:span text:style-name="T1">РОП(0:1) = 0</text:span></text:p>
              </draw:text-box>
            </draw:frame>
            <draw:custom-shape draw:style-name="gr9" draw:text-style-name="P1" draw:layer="layout" svg:width="4.16cm" svg:height="1.532cm" svg:x="21.537cm" svg:y="10.114cm">
              <text:p/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draw:g>
          <draw:frame draw:style-name="gr2" draw:text-style-name="P3" draw:layer="layout" svg:width="4.615cm" svg:height="1.89cm" svg:x="24.638cm" svg:y="13.973cm">
            <draw:text-box>
              <text:p text:style-name="P3"><text:span text:style-name="T5">РК(0:15) := РОП(0:15),</text:span></text:p>
              <text:p text:style-name="P3"><text:span text:style-name="T5">БР := РОП(16:31),</text:span></text:p>
              <text:p text:style-name="P3"><text:span text:style-name="T5">СЧАК := СЧАК+1 ,</text:span></text:p>
              <text:p text:style-name="P3"><text:span text:style-name="T5">ТП := 0</text:span></text:p>
            </draw:text-box>
          </draw:frame>
          <draw:custom-shape draw:style-name="gr11" draw:text-style-name="P1" draw:layer="layout" svg:width="4.16cm" svg:height="1.579cm" svg:x="24.638cm" svg:y="14.025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1" draw:layer="layout" svg:width="4.615cm" svg:height="1.89cm" svg:x="16.69cm" svg:y="12.349cm">
              <draw:text-box>
                <text:p text:style-name="P1"><text:span text:style-name="T5">РК(0:31) := РОП(0:31),</text:span></text:p>
                <text:p text:style-name="P1"><text:span text:style-name="T5">СЧАК := СЧАК+2</text:span><text:span text:style-name="T2">,</text:span></text:p>
                <text:p text:style-name="P1"><text:span text:style-name="T2">ТП := 1</text:span></text:p>
              </draw:text-box>
            </draw:frame>
            <draw:custom-shape draw:style-name="gr11" draw:text-style-name="P1" draw:layer="layout" svg:width="4.16cm" svg:height="1.579cm" svg:x="16.69cm" svg:y="12.462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4" draw:text-style-name="P2" draw:layer="layout" svg:x1="6.308cm" svg:y1="8.451cm" svg:x2="3.715cm" svg:y2="8.451cm">
            <text:p/>
          </draw:line>
          <draw:line draw:style-name="gr4" draw:text-style-name="P2" draw:layer="layout" svg:x1="6.35cm" svg:y1="14.478cm" svg:x2="6.297cm" svg:y2="8.458cm">
            <text:p/>
          </draw:line>
          <draw:line draw:style-name="gr3" draw:text-style-name="P2" draw:layer="layout" svg:x1="6.382cm" svg:y1="14.478cm" svg:x2="8.763cm" svg:y2="14.478cm">
            <text:p/>
          </draw:line>
          <draw:line draw:style-name="gr3" draw:text-style-name="P2" draw:layer="layout" svg:x1="21.177cm" svg:y1="6.412cm" svg:x2="21.622cm" svg:y2="6.412cm">
            <text:p/>
          </draw:line>
          <draw:line draw:style-name="gr3" draw:text-style-name="P2" draw:layer="layout" svg:x1="23.738cm" svg:y1="7.181cm" svg:x2="23.749cm" svg:y2="7.906cm">
            <text:p/>
          </draw:line>
          <draw:line draw:style-name="gr3" draw:text-style-name="P2" draw:layer="layout" svg:x1="23.664cm" svg:y1="9.437cm" svg:x2="23.664cm" svg:y2="10.143cm">
            <text:p/>
          </draw:line>
          <draw:line draw:style-name="gr3" draw:text-style-name="P2" draw:layer="layout" svg:x1="21.516cm" svg:y1="10.874cm" svg:x2="18.531cm" svg:y2="10.874cm">
            <text:p/>
          </draw:line>
          <draw:line draw:style-name="gr3" draw:text-style-name="P2" draw:layer="layout" svg:x1="18.531cm" svg:y1="10.874cm" svg:x2="18.531cm" svg:y2="12.444cm">
            <text:p/>
          </draw:line>
          <draw:line draw:style-name="gr3" draw:text-style-name="P2" draw:layer="layout" svg:x1="23.611cm" svg:y1="11.645cm" svg:x2="23.611cm" svg:y2="12.444cm">
            <text:p/>
          </draw:line>
          <draw:line draw:style-name="gr3" draw:text-style-name="P2" draw:layer="layout" svg:x1="21.601cm" svg:y1="8.685cm" svg:x2="11.356cm" svg:y2="8.685cm">
            <text:p/>
          </draw:line>
          <draw:frame draw:style-name="gr2" draw:text-style-name="P2" draw:layer="layout" svg:width="3.938cm" svg:height="0.884cm" svg:x="9.8cm" svg:y="9.961cm">
            <draw:text-box>
              <text:p text:style-name="P2"><text:span text:style-name="T1">РОП(16:17) = 0</text:span></text:p>
            </draw:text-box>
          </draw:frame>
          <draw:custom-shape draw:style-name="gr9" draw:text-style-name="P1" draw:layer="layout" svg:width="4.16cm" svg:height="1.532cm" svg:x="9.282cm" svg:y="9.513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3" draw:text-style-name="P2" draw:layer="layout" svg:x1="11.367cm" svg:y1="8.705cm" svg:x2="11.367cm" svg:y2="9.485cm">
            <text:p/>
          </draw:line>
          <draw:line draw:style-name="gr3" draw:text-style-name="P2" draw:layer="layout" svg:x1="8.774cm" svg:y1="10.292cm" svg:x2="9.25cm" svg:y2="10.292cm">
            <text:p/>
          </draw:line>
          <draw:line draw:style-name="gr3" draw:text-style-name="P2" draw:layer="layout" svg:x1="8.774cm" svg:y1="10.283cm" svg:x2="8.774cm" svg:y2="12.424cm">
            <text:p/>
          </draw:line>
          <draw:line draw:style-name="gr3" draw:text-style-name="P2" draw:layer="layout" svg:x1="13.896cm" svg:y1="12.424cm" svg:x2="13.896cm" svg:y2="10.283cm">
            <text:p/>
          </draw:line>
          <draw:line draw:style-name="gr3" draw:text-style-name="P2" draw:layer="layout" svg:x1="13.399cm" svg:y1="10.291cm" svg:x2="13.928cm" svg:y2="10.282cm">
            <text:p/>
          </draw:line>
          <draw:frame draw:style-name="gr2" draw:text-style-name="P1" draw:layer="layout" svg:width="1.08cm" svg:height="0.772cm" svg:x="14.7cm" svg:y="2.745cm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svg:x="5.366cm" svg:y="4.098cm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svg:x="10.065cm" svg:y="2.734cm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svg:x="21.082cm" svg:y="5.77cm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cm" svg:x="20.881cm" svg:y="8.132cm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svg:x="8.742cm" svg:y="9.698cm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svg:x="23.537cm" svg:y="11.522cm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svg:x="1.111cm" svg:y="10.647cm">
            <draw:text-box>
              <text:p text:style-name="P1"><text:span text:style-name="T2">1</text:span></text:p>
            </draw:text-box>
          </draw:frame>
          <draw:line draw:style-name="gr3" draw:text-style-name="P2" draw:layer="layout" svg:x1="1.662cm" svg:y1="7.491cm" svg:x2="0.635cm" svg:y2="7.493cm">
            <text:p/>
          </draw:line>
          <draw:frame draw:style-name="gr2" draw:text-style-name="P1" draw:layer="layout" svg:width="1.08cm" svg:height="0.77cm" svg:x="1.111cm" svg:y="6.872cm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svg:x="10.181cm" svg:y="4.135cm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svg:x="23.686cm" svg:y="7.094cm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svg:x="13.261cm" svg:y="9.689cm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cm" svg:x="2.995cm" svg:y="8.075cm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svg:x="20.955cm" svg:y="10.299cm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svg:x="23.516cm" svg:y="9.435cm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svg:x="3.725cm" svg:y="11.793cm">
            <draw:text-box>
              <text:p text:style-name="P1"><text:span text:style-name="T2">0</text:span></text:p>
            </draw:text-box>
          </draw:frame>
          <draw:line draw:style-name="gr14" draw:text-style-name="P2" draw:layer="layout" svg:x1="26.713cm" svg:y1="15.64cm" svg:x2="26.67cm" svg:y2="18.034cm">
            <text:p/>
          </draw:line>
          <draw:line draw:style-name="gr10" draw:text-style-name="P2" draw:layer="layout" svg:x1="3.704cm" svg:y1="13.956cm" svg:x2="3.704cm" svg:y2="15.028cm">
            <text:p/>
          </draw:line>
          <draw:g>
            <draw:frame draw:style-name="gr2" draw:text-style-name="P1" draw:layer="layout" svg:width="4.615cm" svg:height="1.89cm" svg:x="11.769cm" svg:y="12.349cm">
              <draw:text-box>
                <text:p text:style-name="P1"><text:span text:style-name="T5">РК(0:15) := РОП(16:31),</text:span></text:p>
                <text:p text:style-name="P1"><text:span text:style-name="T5">СЧАК := СЧАК+1</text:span><text:span text:style-name="T2"> ,</text:span></text:p>
                <text:p text:style-name="P1"><text:span text:style-name="T2">ТП := 1</text:span></text:p>
              </draw:text-box>
            </draw:frame>
            <draw:custom-shape draw:style-name="gr11" draw:text-style-name="P1" draw:layer="layout" svg:width="4.16cm" svg:height="1.579cm" svg:x="11.769cm" svg:y="12.46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" draw:text-style-name="P2" draw:layer="layout" svg:width="3.938cm" svg:height="0.884cm" svg:x="9.8cm" svg:y="9.961cm">
            <draw:text-box>
              <text:p text:style-name="P2"><text:span text:style-name="T1">РОП(16:17) = 0</text:span></text:p>
            </draw:text-box>
          </draw:frame>
          <draw:frame draw:style-name="gr2" draw:text-style-name="P2" draw:layer="layout" svg:width="3.938cm" svg:height="0.884cm" svg:x="6.731cm" svg:y="12.827cm">
            <draw:text-box>
              <text:p text:style-name="P2"><text:span text:style-name="T1">РОП(16:17) = 11</text:span></text:p>
            </draw:text-box>
          </draw:frame>
          <draw:custom-shape draw:style-name="gr9" draw:text-style-name="P1" draw:layer="layout" svg:width="4.16cm" svg:height="1.532cm" svg:x="6.635cm" svg:y="12.43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2" draw:text-style-name="P1" draw:layer="layout" svg:width="1.08cm" svg:height="0.772cm" svg:x="7.874cm" svg:y="13.833cm">
            <draw:text-box>
              <text:p text:style-name="P1"><text:span text:style-name="T2">0</text:span></text:p>
            </draw:text-box>
          </draw:frame>
          <draw:line draw:style-name="gr15" draw:text-style-name="P5" draw:layer="layout" svg:x1="8.763cm" svg:y1="13.97cm" svg:x2="8.763cm" svg:y2="14.478cm">
            <text:p/>
          </draw:line>
          <draw:line draw:style-name="gr3" draw:text-style-name="P2" draw:layer="layout" svg:x1="10.795cm" svg:y1="13.208cm" svg:x2="10.795cm" svg:y2="15.349cm">
            <text:p/>
          </draw:line>
          <draw:frame draw:style-name="gr2" draw:text-style-name="P1" draw:layer="layout" svg:width="1.08cm" svg:height="0.772cm" svg:x="10.604cm" svg:y="12.436cm">
            <draw:text-box>
              <text:p text:style-name="P1"><text:span text:style-name="T2">1</text:span></text:p>
            </draw:text-box>
          </draw:frame>
          <draw:rect draw:style-name="gr16" draw:text-style-name="P5" draw:layer="layout" svg:width="0.635cm" svg:height="0.254cm" svg:x="3.048cm" svg:y="10.16cm">
            <text:p/>
          </draw:rect>
          <draw:line draw:style-name="gr15" draw:text-style-name="P5" draw:layer="layout" svg:x1="3.683cm" svg:y1="10.033cm" svg:x2="3.683cm" svg:y2="10.541cm">
            <text:p/>
          </draw:line>
          <draw:line draw:style-name="gr17" draw:text-style-name="P5" draw:layer="layout" svg:x1="3.048cm" svg:y1="10.287cm" svg:x2="3.683cm" svg:y2="10.287cm">
            <text:p/>
          </draw:line>
          <draw:g>
            <draw:frame draw:style-name="gr2" draw:text-style-name="P1" draw:layer="layout" svg:width="4.615cm" svg:height="1.89cm" svg:x="8.636cm" svg:y="15.255cm">
              <draw:text-box>
                <text:p text:style-name="P1"><text:span text:style-name="T5">РК(0:15) := РОП(16:31),</text:span></text:p>
                <text:p text:style-name="P1"><text:span text:style-name="T5">СЧАК := СЧАК+1</text:span><text:span text:style-name="T2"> ,</text:span></text:p>
                <text:p text:style-name="P1"><text:span text:style-name="T2">ТП := 1</text:span></text:p>
              </draw:text-box>
            </draw:frame>
            <draw:custom-shape draw:style-name="gr11" draw:text-style-name="P1" draw:layer="layout" svg:width="4.16cm" svg:height="1.579cm" svg:x="8.636cm" svg:y="15.368cm">
              <text:p/>
              <draw:enhanced-geometry svg:viewBox="0 0 21600 21600" draw:type="rectangle" draw:enhanced-path="M 0 0 L 21600 0 21600 21600 0 21600 0 0 Z N"/>
            </draw:custom-shape>
          </draw:g>
          <draw:g>
            <draw:frame draw:style-name="gr2" draw:text-style-name="P2" draw:layer="layout" svg:width="3.335cm" svg:height="0.883cm" svg:x="22.193cm" svg:y="12.831cm">
              <draw:text-box>
                <text:p text:style-name="P2"><text:span text:style-name="T1">РОП(0:1) = 01</text:span></text:p>
              </draw:text-box>
            </draw:frame>
            <draw:custom-shape draw:style-name="gr9" draw:text-style-name="P1" draw:layer="layout" svg:width="4.16cm" svg:height="1.532cm" svg:x="21.494cm" svg:y="12.438cm">
              <text:p/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</draw:g>
          <draw:line draw:style-name="gr15" draw:text-style-name="P5" draw:layer="layout" svg:x1="25.654cm" svg:y1="13.208cm" svg:x2="26.797cm" svg:y2="13.208cm">
            <text:p/>
          </draw:line>
          <draw:line draw:style-name="gr15" draw:text-style-name="P5" draw:layer="layout" svg:x1="26.797cm" svg:y1="14.097cm" svg:x2="26.797cm" svg:y2="13.208cm">
            <text:p/>
          </draw:line>
          <draw:line draw:style-name="gr15" draw:text-style-name="P5" draw:layer="layout" svg:x1="21.463cm" svg:y1="13.208cm" svg:x2="21.463cm" svg:y2="14.605cm">
            <text:p/>
          </draw:line>
          <draw:frame draw:style-name="gr2" draw:text-style-name="P3" draw:layer="layout" svg:width="4.615cm" svg:height="1.89cm" svg:x="19.304cm" svg:y="14.62cm">
            <draw:text-box>
              <text:p text:style-name="P3"><text:span text:style-name="T5">РК(0:15) := РОП(0:15),</text:span></text:p>
              <text:p text:style-name="P3"><text:span text:style-name="T5">СЧАК := СЧАК+1 ,</text:span></text:p>
              <text:p text:style-name="P3"><text:span text:style-name="T5">ТП := 0</text:span></text:p>
            </draw:text-box>
          </draw:frame>
          <draw:custom-shape draw:style-name="gr11" draw:text-style-name="P1" draw:layer="layout" svg:width="4.16cm" svg:height="1.579cm" svg:x="19.304cm" svg:y="14.672cm">
            <text:p/>
            <draw:enhanced-geometry svg:viewBox="0 0 21600 21600" draw:type="rectangle" draw:enhanced-path="M 0 0 L 21600 0 21600 21600 0 21600 0 0 Z N"/>
          </draw:custom-shape>
          <draw:line draw:style-name="gr15" draw:text-style-name="P5" draw:layer="layout" svg:x1="18.669cm" svg:y1="17.399cm" svg:x2="18.669cm" svg:y2="14.097cm">
            <text:p/>
          </draw:line>
          <draw:line draw:style-name="gr15" draw:text-style-name="P5" draw:layer="layout" svg:x1="13.843cm" svg:y1="17.399cm" svg:x2="13.843cm" svg:y2="14.097cm">
            <text:p/>
          </draw:line>
          <draw:line draw:style-name="gr15" draw:text-style-name="P5" draw:layer="layout" svg:x1="0.635cm" svg:y1="17.399cm" svg:x2="0.635cm" svg:y2="7.493cm">
            <text:p/>
          </draw:line>
          <draw:line draw:style-name="gr15" draw:text-style-name="P5" draw:layer="layout" svg:x1="13.843cm" svg:y1="17.399cm" svg:x2="0.635cm" svg:y2="17.399cm">
            <text:p/>
          </draw:line>
          <draw:line draw:style-name="gr15" draw:text-style-name="P5" draw:layer="layout" svg:x1="13.716cm" svg:y1="17.399cm" svg:x2="18.669cm" svg:y2="17.399cm">
            <text:p/>
          </draw:line>
          <draw:line draw:style-name="gr15" draw:text-style-name="P5" draw:layer="layout" svg:x1="3.683cm" svg:y1="14.732cm" svg:x2="3.683cm" svg:y2="18.161cm">
            <text:p/>
          </draw:line>
          <draw:line draw:style-name="gr15" draw:text-style-name="P5" draw:layer="layout" svg:x1="3.683cm" svg:y1="18.161cm" svg:x2="26.67cm" svg:y2="18.034cm">
            <text:p/>
          </draw:line>
          <draw:line draw:style-name="gr15" draw:text-style-name="P5" draw:layer="layout" svg:x1="25.019cm" svg:y1="18.034cm" svg:x2="25.019cm" svg:y2="18.669cm">
            <text:p/>
          </draw:line>
          <draw:line draw:style-name="gr15" draw:text-style-name="P5" draw:layer="layout" svg:x1="25.019cm" svg:y1="18.035cm" svg:x2="25.019cm" svg:y2="18.67cm">
            <text:p/>
          </draw:line>
          <draw:line draw:style-name="gr15" draw:text-style-name="P5" draw:layer="layout" svg:x1="10.668cm" svg:y1="16.891cm" svg:x2="10.668cm" svg:y2="18.669cm">
            <text:p/>
          </draw:line>
          <draw:line draw:style-name="gr15" draw:text-style-name="P5" draw:layer="layout" svg:x1="10.668cm" svg:y1="18.669cm" svg:x2="21.717cm" svg:y2="18.669cm">
            <text:p/>
          </draw:line>
          <draw:line draw:style-name="gr15" draw:text-style-name="P5" draw:layer="layout" svg:x1="21.59cm" svg:y1="16.256cm" svg:x2="21.59cm" svg:y2="18.669cm">
            <text:p/>
          </draw:line>
          <draw:custom-shape draw:style-name="gr18" draw:text-style-name="P6" draw:layer="layout" svg:width="1.397cm" svg:height="1.397cm" svg:x="16.002cm" svg:y="19.304cm">
            <text:p text:style-name="P5"><text:span text:style-name="T6">O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5" draw:layer="layout" svg:x1="16.637cm" svg:y1="19.304cm" svg:x2="16.637cm" svg:y2="18.669cm">
            <text:p/>
          </draw:line>
          <draw:g>
            <draw:polygon draw:style-name="gr19" draw:text-style-name="P7" draw:layer="layout" svg:width="4.9cm" svg:height="1.5cm" svg:x="3.607cm" svg:y="18.31cm" svg:viewBox="0 0 4901 1501" draw:points="0,751 2450,0 4901,751 2450,1501">
              <text:p/>
            </draw:polygon>
            <draw:frame draw:style-name="gr20" draw:text-style-name="P9" draw:layer="layout" svg:width="4.083cm" svg:height="1.125cm" svg:x="4.015cm" svg:y="18.498cm">
              <draw:text-box>
                <text:p text:style-name="P8"><text:span text:style-name="T7">РК[0:7] = 20</text:span></text:p>
              </draw:text-box>
            </draw:frame>
          </draw:g>
          <draw:line draw:style-name="gr21" draw:text-style-name="P7" draw:layer="layout" svg:x1="9.906cm" svg:y1="19.05cm" svg:x2="8.509cm" svg:y2="19.05cm">
            <text:p/>
          </draw:line>
          <draw:g>
            <draw:polygon draw:style-name="gr19" draw:text-style-name="P7" draw:layer="layout" svg:width="4.9cm" svg:height="1.5cm" svg:x="3.608cm" svg:y="18.311cm" svg:viewBox="0 0 4901 1501" draw:points="0,751 2450,0 4901,751 2450,1501">
              <text:p/>
            </draw:polygon>
          </draw:g>
          <draw:line draw:style-name="gr15" draw:text-style-name="P10" draw:layer="layout" svg:x1="2.667cm" svg:y1="19.011cm" svg:x2="3.683cm" svg:y2="19.011cm">
            <text:p/>
          </draw:line>
          <draw:frame draw:style-name="gr22" draw:text-style-name="P11" draw:layer="layout" svg:width="1.143cm" svg:height="0.725cm" svg:x="2.794cm" svg:y="18.249cm">
            <draw:text-box>
              <text:p><text:span text:style-name="T8">1</text:span></text:p>
            </draw:text-box>
          </draw:frame>
          <draw:frame draw:style-name="gr22" draw:text-style-name="P11" draw:layer="layout" svg:width="1.143cm" svg:height="0.725cm" svg:x="8.255cm" svg:y="18.325cm">
            <draw:text-box>
              <text:p><text:span text:style-name="T8">0</text:span></text:p>
            </draw:text-box>
          </draw:frame>
          <draw:frame draw:style-name="gr22" draw:text-style-name="P11" draw:layer="layout" svg:width="1.143cm" svg:height="0.725cm" svg:x="2.795cm" svg:y="18.25cm">
            <draw:text-box>
              <text:p><text:span text:style-name="T8">1</text:span></text:p>
            </draw:text-box>
          </draw:frame>
          <draw:line draw:style-name="gr15" draw:text-style-name="P5" draw:layer="layout" svg:x1="6.096cm" svg:y1="17.399cm" svg:x2="6.096cm" svg:y2="18.288cm">
            <text:p/>
          </draw:line>
          <draw:line draw:style-name="gr15" draw:text-style-name="P5" draw:layer="layout" svg:x1="9.906cm" svg:y1="19.05cm" svg:x2="9.906cm" svg:y2="19.812cm">
            <text:p/>
          </draw:line>
          <draw:line draw:style-name="gr15" draw:text-style-name="P5" draw:layer="layout" svg:x1="2.667cm" svg:y1="19.05cm" svg:x2="2.667cm" svg:y2="19.939cm">
            <text:p/>
          </draw:line>
          <draw:custom-shape draw:style-name="gr18" draw:text-style-name="P6" draw:layer="layout" svg:width="1.143cm" svg:height="1.143cm" svg:x="2.032cm" svg:y="19.939cm">
            <text:p text:style-name="P6"><text:span text:style-name="T6">O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1.143cm" svg:height="1.143cm" svg:x="9.271cm" svg:y="19.812cm">
            <text:p text:style-name="P6"><text:span text:style-name="T6">O3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olygon draw:style-name="gr19" draw:text-style-name="P7" draw:layer="layout" svg:width="4.9cm" svg:height="1.5cm" svg:x="22.53cm" svg:y="18.691cm" svg:viewBox="0 0 4901 1501" draw:points="0,751 2450,0 4901,751 2450,1501">
              <text:p/>
            </draw:polygon>
            <draw:frame draw:style-name="gr20" draw:text-style-name="P9" draw:layer="layout" svg:width="4.083cm" svg:height="1.125cm" svg:x="22.938cm" svg:y="18.879cm">
              <draw:text-box>
                <text:p text:style-name="P8"><text:span text:style-name="T7">РК[0:7] = 4A</text:span></text:p>
              </draw:text-box>
            </draw:frame>
          </draw:g>
          <draw:line draw:style-name="gr21" draw:text-style-name="P7" draw:layer="layout" svg:x1="28.829cm" svg:y1="19.431cm" svg:x2="27.432cm" svg:y2="19.431cm">
            <text:p/>
          </draw:line>
          <draw:g>
            <draw:polygon draw:style-name="gr19" draw:text-style-name="P7" draw:layer="layout" svg:width="4.9cm" svg:height="1.5cm" svg:x="22.531cm" svg:y="18.692cm" svg:viewBox="0 0 4901 1501" draw:points="0,751 2450,0 4901,751 2450,1501">
              <text:p/>
            </draw:polygon>
          </draw:g>
          <draw:line draw:style-name="gr15" draw:text-style-name="P10" draw:layer="layout" svg:x1="21.59cm" svg:y1="19.392cm" svg:x2="22.606cm" svg:y2="19.392cm">
            <text:p/>
          </draw:line>
          <draw:frame draw:style-name="gr22" draw:text-style-name="P11" draw:layer="layout" svg:width="1.143cm" svg:height="0.725cm" svg:x="21.717cm" svg:y="18.63cm">
            <draw:text-box>
              <text:p><text:span text:style-name="T8">1</text:span></text:p>
            </draw:text-box>
          </draw:frame>
          <draw:frame draw:style-name="gr22" draw:text-style-name="P11" draw:layer="layout" svg:width="1.143cm" svg:height="0.725cm" svg:x="27.178cm" svg:y="18.706cm">
            <draw:text-box>
              <text:p><text:span text:style-name="T8">0</text:span></text:p>
            </draw:text-box>
          </draw:frame>
          <draw:frame draw:style-name="gr22" draw:text-style-name="P11" draw:layer="layout" svg:width="1.143cm" svg:height="0.725cm" svg:x="21.718cm" svg:y="18.631cm">
            <draw:text-box>
              <text:p><text:span text:style-name="T8">1</text:span></text:p>
            </draw:text-box>
          </draw:frame>
          <draw:line draw:style-name="gr15" draw:text-style-name="P5" draw:layer="layout" svg:x1="28.829cm" svg:y1="19.431cm" svg:x2="28.829cm" svg:y2="20.193cm">
            <text:p/>
          </draw:line>
          <draw:line draw:style-name="gr15" draw:text-style-name="P5" draw:layer="layout" svg:x1="21.59cm" svg:y1="19.431cm" svg:x2="21.59cm" svg:y2="20.32cm">
            <text:p/>
          </draw:line>
          <draw:custom-shape draw:style-name="gr18" draw:text-style-name="P6" draw:layer="layout" svg:width="1.143cm" svg:height="1.143cm" svg:x="20.955cm" svg:y="20.32cm">
            <text:p text:style-name="P6"><text:span text:style-name="T6">O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6" draw:layer="layout" svg:width="1.143cm" svg:height="1.143cm" svg:x="28.194cm" svg:y="20.193cm">
            <text:p text:style-name="P6"><text:span text:style-name="T6">O3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1" draw:layer="layout" svg:width="2.414cm" svg:height="0.555cm" draw:transform="rotate (-1.55857902203183) translate (39.473cm 48.127cm)">
            <text:p/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frame draw:style-name="gr2" draw:text-style-name="P2" draw:layer="layout" svg:width="2.446cm" svg:height="0.879cm" draw:transform="rotate (-1.55857902203183) translate (39.58cm 48.369cm)">
            <draw:text-box>
              <text:p text:style-name="P2"><text:span text:style-name="T1">Начало</text:span></text:p>
            </draw:text-box>
          </draw:frame>
          <draw:frame draw:style-name="gr2" draw:text-style-name="P1" draw:layer="layout" svg:width="1.578cm" svg:height="1.006cm" draw:transform="rotate (-1.55857902203183) translate (38.355cm 48.85cm)">
            <draw:text-box>
              <text:p text:style-name="P1"><text:span text:style-name="T2">ТП</text:span></text:p>
            </draw:text-box>
          </draw:frame>
          <draw:line draw:style-name="gr3" draw:text-style-name="P2" draw:layer="layout" svg:x1="37.743cm" svg:y1="47.312cm" svg:x2="37.712cm" svg:y2="44.772cm">
            <text:p/>
          </draw:line>
          <draw:line draw:style-name="gr3" draw:text-style-name="P2" draw:layer="layout" svg:x1="37.713cm" svg:y1="44.804cm" svg:x2="37.083cm" svg:y2="44.812cm">
            <text:p/>
          </draw:line>
          <draw:line draw:style-name="gr3" draw:text-style-name="P2" draw:layer="layout" svg:x1="37.786cm" svg:y1="51.545cm" svg:x2="37.883cm" svg:y2="60.233cm">
            <text:p/>
          </draw:line>
          <draw:line draw:style-name="gr4" draw:text-style-name="P2" draw:layer="layout" svg:x1="36.368cm" svg:y1="46.885cm" svg:x2="36.448cm" svg:y2="53.457cm">
            <text:p/>
          </draw:line>
          <draw:line draw:style-name="gr5" draw:text-style-name="P2" draw:layer="layout" svg:x1="36.458cm" svg:y1="53.457cm" svg:x2="37.839cm" svg:y2="53.44cm">
            <text:p/>
          </draw:line>
          <draw:line draw:style-name="gr3" draw:text-style-name="P2" draw:layer="layout" svg:x1="36.297cm" svg:y1="42.737cm" svg:x2="36.268cm" svg:y2="40.366cm">
            <text:p/>
          </draw:line>
          <draw:line draw:style-name="gr3" draw:text-style-name="P2" draw:layer="layout" svg:x1="38.581cm" svg:y1="49.387cm" svg:x2="38.946cm" svg:y2="49.383cm">
            <text:p/>
          </draw:line>
          <draw:line draw:style-name="gr3" draw:text-style-name="P2" draw:layer="layout" svg:x1="36.26cm" svg:y1="40.366cm" svg:x2="35.854cm" svg:y2="40.371cm">
            <text:p/>
          </draw:line>
          <draw:g>
            <draw:frame draw:style-name="gr2" draw:text-style-name="P1" draw:layer="layout" svg:width="4.202cm" svg:height="1.137cm" draw:transform="rotate (-1.55857902203183) translate (35.719cm 38.34cm)">
              <draw:text-box>
                <text:p text:style-name="P1"><text:span text:style-name="T2">РК(0:15) := БР,</text:span></text:p>
                <text:p text:style-name="P2"><text:span text:style-name="T1">СЧАК := СЧАК+1 </text:span></text:p>
              </draw:text-box>
            </draw:frame>
            <draw:custom-shape draw:style-name="gr6" draw:text-style-name="P1" draw:layer="layout" svg:width="4.16cm" svg:height="1.25cm" draw:transform="rotate (-1.55857902203183) translate (35.83cm 38.3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" draw:layer="layout" svg:width="4.16cm" svg:height="1.532cm" draw:transform="rotate (-1.55857902203183) translate (34.251cm 38.357cm)">
              <text:p/>
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</draw:custom-shape>
            <draw:frame draw:style-name="gr2" draw:text-style-name="P2" draw:layer="layout" svg:width="2.869cm" svg:height="0.967cm" draw:transform="rotate (-1.55857902203183) translate (33.858cm 39.242cm)">
              <draw:text-box>
                <text:p text:style-name="P2"><text:span text:style-name="T1">БР(0:1) = 0</text:span></text:p>
              </draw:text-box>
            </draw:frame>
          </draw:g>
          <draw:g>
            <draw:frame draw:style-name="gr2" draw:text-style-name="P2" draw:layer="layout" svg:width="2.879cm" svg:height="0.884cm" draw:transform="rotate (-1.55857902203183) translate (36.724cm 43.579cm)">
              <draw:text-box>
                <text:p text:style-name="P2"><text:span text:style-name="T1">СЧАК(22)</text:span></text:p>
              </draw:text-box>
            </draw:frame>
            <draw:custom-shape draw:style-name="gr8" draw:text-style-name="P1" draw:layer="layout" svg:width="4.16cm" svg:height="1.534cm" draw:transform="rotate (-1.55857902203183) translate (37.068cm 42.739cm)">
              <text:p/>
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</draw:custom-shape>
          </draw:g>
          <draw:custom-shape draw:style-name="gr8" draw:text-style-name="P1" draw:layer="layout" svg:width="4.16cm" svg:height="1.534cm" draw:transform="rotate (-1.55857902203183) translate (38.506cm 47.367cm)">
            <text:p/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line draw:style-name="gr3" draw:text-style-name="P2" draw:layer="layout" svg:x1="34.595cm" svg:y1="40.439cm" svg:x2="34.286cm" svg:y2="40.443cm">
            <text:p/>
          </draw:line>
          <draw:g>
            <draw:frame draw:style-name="gr2" draw:text-style-name="P1" draw:layer="layout" svg:width="4.202cm" svg:height="1.137cm" draw:transform="rotate (-1.55857902203183) translate (32.157cm 38.353cm)">
              <draw:text-box>
                <text:p text:style-name="P1"><text:span text:style-name="T2">РК(0:15) := БР,</text:span></text:p>
                <text:p text:style-name="P1"><text:span text:style-name="T2">СЧАК := СЧАК+1 </text:span></text:p>
              </draw:text-box>
            </draw:frame>
            <draw:custom-shape draw:style-name="gr6" draw:text-style-name="P1" draw:layer="layout" svg:width="4.16cm" svg:height="1.25cm" draw:transform="rotate (-1.55857902203183) translate (32.268cm 38.39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3" draw:text-style-name="P2" draw:layer="layout" svg:x1="32.726cm" svg:y1="40.462cm" svg:x2="32.294cm" svg:y2="40.467cm">
            <text:p/>
          </draw:line>
          <draw:line draw:style-name="gr3" draw:text-style-name="P2" draw:layer="layout" svg:x1="30.501cm" svg:y1="40.458cm" svg:x2="31.046cm" svg:y2="40.451cm">
            <text:p/>
          </draw:line>
          <draw:frame draw:style-name="gr2" draw:text-style-name="P2" draw:layer="layout" svg:width="1.334cm" svg:height="0.884cm" draw:transform="rotate (-1.55857902203183) translate (35.23cm 59.949cm)">
            <draw:text-box>
              <text:p text:style-name="P2"><text:span text:style-name="T3">Z</text:span><text:span text:style-name="T4">ОП</text:span></text:p>
            </draw:text-box>
          </draw:frame>
          <draw:custom-shape draw:style-name="gr9" draw:text-style-name="P1" draw:layer="layout" svg:width="4.16cm" svg:height="1.532cm" draw:transform="rotate (-1.55857902203183) translate (35.558cm 58.389cm)">
            <text:p/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line draw:style-name="gr10" draw:text-style-name="P2" draw:layer="layout" svg:x1="35.797cm" svg:y1="57.92cm" svg:x2="35.828cm" svg:y2="60.46cm">
            <text:p/>
          </draw:line>
          <draw:line draw:style-name="gr3" draw:text-style-name="P2" draw:layer="layout" svg:x1="35.788cm" svg:y1="57.899cm" svg:x2="34.8cm" svg:y2="57.911cm">
            <text:p/>
          </draw:line>
          <draw:frame draw:style-name="gr2" draw:text-style-name="P3" draw:layer="layout" svg:width="4.615cm" svg:height="1.975cm" draw:transform="rotate (-1.55857902203183) translate (28.659cm 38.469cm)">
            <draw:text-box>
              <text:p text:style-name="P3"><text:span text:style-name="T5">РК(16:31) := РОП(0:15),</text:span></text:p>
              <text:p text:style-name="P3"><text:span text:style-name="T5">БР := РОП(16:31),</text:span></text:p>
              <text:p text:style-name="P3"><text:span text:style-name="T5">СЧАК := СЧАК+1 ,</text:span></text:p>
              <text:p text:style-name="P3"><text:span text:style-name="T5">ТП := 0</text:span></text:p>
            </draw:text-box>
          </draw:frame>
          <draw:custom-shape draw:style-name="gr11" draw:text-style-name="P1" draw:layer="layout" svg:width="4.16cm" svg:height="1.579cm" draw:transform="rotate (-1.55857902203183) translate (28.615cm 38.4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2" draw:layer="layout" svg:x1="28.976cm" svg:y1="40.487cm" svg:x2="28.639cm" svg:y2="40.491cm">
            <text:p/>
          </draw:line>
          <draw:frame draw:style-name="gr2" draw:text-style-name="P1" draw:layer="layout" svg:width="4.7cm" svg:height="1.138cm" draw:transform="rotate (-1.55857902203183) translate (37.239cm 58.168cm)">
            <draw:text-box>
              <text:p text:style-name="P1"><text:span text:style-name="T2">АОП := СЧАК(0:21),</text:span></text:p>
              <text:p text:style-name="P4"><text:span text:style-name="T2">ЧтОП</text:span></text:p>
            </draw:text-box>
          </draw:frame>
          <draw:custom-shape draw:style-name="gr12" draw:text-style-name="P1" draw:layer="layout" svg:width="4.16cm" svg:height="1.251cm" draw:transform="rotate (-1.55857902203183) translate (37.352cm 58.3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2" draw:layer="layout" svg:x1="37.883cm" svg:y1="60.233cm" svg:x2="37.375cm" svg:y2="60.239cm">
            <text:p/>
          </draw:line>
          <draw:g>
            <draw:frame draw:style-name="gr2" draw:text-style-name="P2" draw:layer="layout" svg:width="1.334cm" svg:height="0.885cm" draw:transform="rotate (-1.55857902203183) translate (30.121cm 39.966cm)">
              <draw:text-box>
                <text:p text:style-name="P2"><text:span text:style-name="T3">Z</text:span><text:span text:style-name="T4">ОП</text:span></text:p>
              </draw:text-box>
            </draw:frame>
            <draw:custom-shape draw:style-name="gr9" draw:text-style-name="P1" draw:layer="layout" svg:width="4.16cm" svg:height="1.536cm" draw:transform="rotate (-1.55857902203183) translate (30.45cm 38.404cm)">
              <text:p/>
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</draw:custom-shape>
            <draw:line draw:style-name="gr3" draw:text-style-name="P2" draw:layer="layout" svg:x1="29.682cm" svg:y1="38.033cm" svg:x2="29.687cm" svg:y2="38.403cm">
              <text:p/>
            </draw:line>
            <draw:line draw:style-name="gr13" draw:text-style-name="P2" draw:layer="layout" svg:x1="30.69cm" svg:y1="37.99cm" svg:x2="30.72cm" svg:y2="40.477cm">
              <text:p/>
            </draw:line>
            <draw:line draw:style-name="gr3" draw:text-style-name="P2" draw:layer="layout" svg:x1="30.672cm" svg:y1="37.99cm" svg:x2="29.683cm" svg:y2="38.002cm">
              <text:p/>
            </draw:line>
          </draw:g>
          <draw:line draw:style-name="gr3" draw:text-style-name="P2" draw:layer="layout" svg:x1="35.574cm" svg:y1="60.453cm" svg:x2="36.128cm" svg:y2="60.446cm">
            <text:p/>
          </draw:line>
          <draw:g>
            <draw:frame draw:style-name="gr2" draw:text-style-name="P2" draw:layer="layout" svg:width="2.879cm" svg:height="0.883cm" draw:transform="rotate (-1.55857902203183) translate (32.966cm 59.203cm)">
              <draw:text-box>
                <text:p text:style-name="P2"><text:span text:style-name="T1">СЧАК(22)</text:span></text:p>
              </draw:text-box>
            </draw:frame>
            <draw:custom-shape draw:style-name="gr9" draw:text-style-name="P1" draw:layer="layout" svg:width="4.16cm" svg:height="1.532cm" draw:transform="rotate (-1.55857902203183) translate (33.312cm 58.363cm)">
              <text:p/>
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</draw:custom-shape>
          </draw:g>
          <draw:g>
            <draw:frame draw:style-name="gr2" draw:text-style-name="P2" draw:layer="layout" svg:width="3.335cm" svg:height="0.883cm" draw:transform="rotate (-1.55857902203183) translate (30.727cm 59.02cm)">
              <draw:text-box>
                <text:p text:style-name="P2"><text:span text:style-name="T1">РОП(0:1) = 0</text:span></text:p>
              </draw:text-box>
            </draw:frame>
            <draw:custom-shape draw:style-name="gr9" draw:text-style-name="P1" draw:layer="layout" svg:width="4.16cm" svg:height="1.532cm" draw:transform="rotate (-1.55857902203183) translate (31.112cm 58.316cm)">
              <text:p/>
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</draw:custom-shape>
          </draw:g>
          <draw:frame draw:style-name="gr2" draw:text-style-name="P3" draw:layer="layout" svg:width="4.615cm" svg:height="1.89cm" draw:transform="rotate (-1.55857902203183) translate (27.291cm 61.464cm)">
            <draw:text-box>
              <text:p text:style-name="P3"><text:span text:style-name="T5">РК(0:15) := РОП(0:15),</text:span></text:p>
              <text:p text:style-name="P3"><text:span text:style-name="T5">БР := РОП(16:31),</text:span></text:p>
              <text:p text:style-name="P3"><text:span text:style-name="T5">СЧАК := СЧАК+1 ,</text:span></text:p>
              <text:p text:style-name="P3"><text:span text:style-name="T5">ТП := 0</text:span></text:p>
            </draw:text-box>
          </draw:frame>
          <draw:custom-shape draw:style-name="gr11" draw:text-style-name="P1" draw:layer="layout" svg:width="4.16cm" svg:height="1.579cm" draw:transform="rotate (-1.55857902203183) translate (27.239cm 61.4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2" draw:text-style-name="P1" draw:layer="layout" svg:width="4.615cm" svg:height="1.89cm" draw:transform="rotate (-1.55857902203183) translate (28.818cm 53.497cm)">
              <draw:text-box>
                <text:p text:style-name="P1"><text:span text:style-name="T5">РК(0:31) := РОП(0:31),</text:span></text:p>
                <text:p text:style-name="P1"><text:span text:style-name="T5">СЧАК := СЧАК+2</text:span><text:span text:style-name="T2">,</text:span></text:p>
                <text:p text:style-name="P1"><text:span text:style-name="T2">ТП := 1</text:span></text:p>
              </draw:text-box>
            </draw:frame>
            <draw:custom-shape draw:style-name="gr11" draw:text-style-name="P1" draw:layer="layout" svg:width="4.16cm" svg:height="1.579cm" draw:transform="rotate (-1.55857902203183) translate (28.705cm 53.4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line draw:style-name="gr14" draw:text-style-name="P2" draw:layer="layout" svg:x1="32.589cm" svg:y1="43.068cm" svg:x2="32.557cm" svg:y2="40.475cm">
            <text:p/>
          </draw:line>
          <draw:line draw:style-name="gr4" draw:text-style-name="P2" draw:layer="layout" svg:x1="26.562cm" svg:y1="43.184cm" svg:x2="32.581cm" svg:y2="43.057cm">
            <text:p/>
          </draw:line>
          <draw:line draw:style-name="gr3" draw:text-style-name="P2" draw:layer="layout" svg:x1="26.563cm" svg:y1="43.216cm" svg:x2="26.592cm" svg:y2="45.597cm">
            <text:p/>
          </draw:line>
          <draw:line draw:style-name="gr3" draw:text-style-name="P2" draw:layer="layout" svg:x1="34.809cm" svg:y1="57.911cm" svg:x2="34.814cm" svg:y2="58.356cm">
            <text:p/>
          </draw:line>
          <draw:line draw:style-name="gr3" draw:text-style-name="P2" draw:layer="layout" svg:x1="34.071cm" svg:y1="60.481cm" svg:x2="33.346cm" svg:y2="60.501cm">
            <text:p/>
          </draw:line>
          <draw:line draw:style-name="gr3" draw:text-style-name="P2" draw:layer="layout" svg:x1="31.814cm" svg:y1="60.435cm" svg:x2="31.108cm" svg:y2="60.444cm">
            <text:p/>
          </draw:line>
          <draw:line draw:style-name="gr3" draw:text-style-name="P2" draw:layer="layout" svg:x1="30.351cm" svg:y1="58.305cm" svg:x2="30.315cm" svg:y2="55.32cm">
            <text:p/>
          </draw:line>
          <draw:line draw:style-name="gr3" draw:text-style-name="P2" draw:layer="layout" svg:x1="30.315cm" svg:y1="55.32cm" svg:x2="28.745cm" svg:y2="55.339cm">
            <text:p/>
          </draw:line>
          <draw:line draw:style-name="gr3" draw:text-style-name="P2" draw:layer="layout" svg:x1="29.606cm" svg:y1="60.409cm" svg:x2="28.807cm" svg:y2="60.419cm">
            <text:p/>
          </draw:line>
          <draw:line draw:style-name="gr3" draw:text-style-name="P2" draw:layer="layout" svg:x1="32.541cm" svg:y1="58.362cm" svg:x2="32.416cm" svg:y2="48.118cm">
            <text:p/>
          </draw:line>
          <draw:frame draw:style-name="gr2" draw:text-style-name="P2" draw:layer="layout" svg:width="3.938cm" svg:height="0.884cm" draw:transform="rotate (-1.55857902203183) translate (31.121cm 46.577cm)">
            <draw:text-box>
              <text:p text:style-name="P2"><text:span text:style-name="T1">РОП(16:17) = 0</text:span></text:p>
            </draw:text-box>
          </draw:frame>
          <draw:custom-shape draw:style-name="gr9" draw:text-style-name="P1" draw:layer="layout" svg:width="4.16cm" svg:height="1.532cm" draw:transform="rotate (-1.55857902203183) translate (31.563cm 46.055cm)">
            <text:p/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line draw:style-name="gr3" draw:text-style-name="P2" draw:layer="layout" svg:x1="32.396cm" svg:y1="48.13cm" svg:x2="31.616cm" svg:y2="48.14cm">
            <text:p/>
          </draw:line>
          <draw:line draw:style-name="gr3" draw:text-style-name="P2" draw:layer="layout" svg:x1="30.777cm" svg:y1="45.556cm" svg:x2="30.783cm" svg:y2="46.032cm">
            <text:p/>
          </draw:line>
          <draw:line draw:style-name="gr3" draw:text-style-name="P2" draw:layer="layout" svg:x1="30.787cm" svg:y1="45.556cm" svg:x2="28.646cm" svg:y2="45.582cm">
            <text:p/>
          </draw:line>
          <draw:line draw:style-name="gr3" draw:text-style-name="P2" draw:layer="layout" svg:x1="28.708cm" svg:y1="50.704cm" svg:x2="30.849cm" svg:y2="50.678cm">
            <text:p/>
          </draw:line>
          <draw:line draw:style-name="gr3" draw:text-style-name="P2" draw:layer="layout" svg:x1="30.835cm" svg:y1="50.181cm" svg:x2="30.85cm" svg:y2="50.71cm">
            <text:p/>
          </draw:line>
          <draw:frame draw:style-name="gr2" draw:text-style-name="P1" draw:layer="layout" svg:width="1.08cm" svg:height="0.772cm" draw:transform="rotate (-1.55857902203183) translate (38.396cm 51.389cm)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draw:transform="rotate (-1.55857902203183) translate (36.93cm 42.073cm)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draw:transform="rotate (-1.55857902203183) translate (38.351cm 46.755cm)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draw:transform="rotate (-1.55857902203183) translate (35.449cm 57.808cm)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cm" draw:transform="rotate (-1.55857902203183) translate (33.085cm 57.636cm)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draw:transform="rotate (-1.55857902203183) translate (31.37cm 45.516cm)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draw:transform="rotate (-1.55857902203183) translate (29.727cm 60.332cm)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draw:transform="rotate (-1.55857902203183) translate (30.329cm 37.898cm)">
            <draw:text-box>
              <text:p text:style-name="P1"><text:span text:style-name="T2">1</text:span></text:p>
            </draw:text-box>
          </draw:frame>
          <draw:line draw:style-name="gr3" draw:text-style-name="P2" draw:layer="layout" svg:x1="33.492cm" svg:y1="38.411cm" svg:x2="33.477cm" svg:y2="37.384cm">
            <text:p/>
          </draw:line>
          <draw:frame draw:style-name="gr2" draw:text-style-name="P1" draw:layer="layout" svg:width="1.08cm" svg:height="0.77cm" draw:transform="rotate (-1.55857902203183) translate (34.103cm 37.853cm)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2cm" draw:transform="rotate (-1.55857902203183) translate (36.951cm 46.888cm)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draw:transform="rotate (-1.55857902203183) translate (34.157cm 60.429cm)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draw:transform="rotate (-1.55857902203183) translate (31.435cm 50.036cm)">
            <draw:text-box>
              <text:p text:style-name="P1"><text:span text:style-name="T2">1</text:span></text:p>
            </draw:text-box>
          </draw:frame>
          <draw:frame draw:style-name="gr2" draw:text-style-name="P1" draw:layer="layout" svg:width="1.08cm" svg:height="0.77cm" draw:transform="rotate (-1.55857902203183) translate (32.924cm 39.75cm)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draw:transform="rotate (-1.55857902203183) translate (30.92cm 57.737cm)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draw:transform="rotate (-1.55857902203183) translate (31.815cm 60.287cm)">
            <draw:text-box>
              <text:p text:style-name="P1"><text:span text:style-name="T2">0</text:span></text:p>
            </draw:text-box>
          </draw:frame>
          <draw:frame draw:style-name="gr2" draw:text-style-name="P1" draw:layer="layout" svg:width="1.08cm" svg:height="0.772cm" draw:transform="rotate (-1.55857902203183) translate (29.216cm 40.526cm)">
            <draw:text-box>
              <text:p text:style-name="P1"><text:span text:style-name="T2">0</text:span></text:p>
            </draw:text-box>
          </draw:frame>
          <draw:line draw:style-name="gr14" draw:text-style-name="P2" draw:layer="layout" svg:x1="25.649cm" svg:y1="63.559cm" svg:x2="23.255cm" svg:y2="63.545cm">
            <text:p/>
          </draw:line>
          <draw:line draw:style-name="gr10" draw:text-style-name="P2" draw:layer="layout" svg:x1="27.052cm" svg:y1="40.531cm" svg:x2="25.98cm" svg:y2="40.544cm">
            <text:p/>
          </draw:line>
          <draw:g>
            <draw:frame draw:style-name="gr2" draw:text-style-name="P1" draw:layer="layout" svg:width="4.615cm" svg:height="1.89cm" draw:transform="rotate (-1.55857902203183) translate (28.757cm 48.576cm)">
              <draw:text-box>
                <text:p text:style-name="P1"><text:span text:style-name="T5">РК(0:15) := РОП(16:31),</text:span></text:p>
                <text:p text:style-name="P1"><text:span text:style-name="T5">СЧАК := СЧАК+1</text:span><text:span text:style-name="T2"> ,</text:span></text:p>
                <text:p text:style-name="P1"><text:span text:style-name="T2">ТП := 1</text:span></text:p>
              </draw:text-box>
            </draw:frame>
            <draw:custom-shape draw:style-name="gr11" draw:text-style-name="P1" draw:layer="layout" svg:width="4.16cm" svg:height="1.579cm" draw:transform="rotate (-1.55857902203183) translate (28.644cm 48.57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" draw:text-style-name="P2" draw:layer="layout" svg:width="3.938cm" svg:height="0.884cm" draw:transform="rotate (-1.55857902203183) translate (31.121cm 46.577cm)">
            <draw:text-box>
              <text:p text:style-name="P2"><text:span text:style-name="T1">РОП(16:17) = 0</text:span></text:p>
            </draw:text-box>
          </draw:frame>
          <draw:frame draw:style-name="gr2" draw:text-style-name="P2" draw:layer="layout" svg:width="3.938cm" svg:height="0.884cm" draw:transform="rotate (-1.55857902203183) translate (28.217cm 43.544cm)">
            <draw:text-box>
              <text:p text:style-name="P2"><text:span text:style-name="T1">РОП(16:17) = 11</text:span></text:p>
            </draw:text-box>
          </draw:frame>
          <draw:custom-shape draw:style-name="gr9" draw:text-style-name="P1" draw:layer="layout" svg:width="4.16cm" svg:height="1.532cm" draw:transform="rotate (-1.55857902203183) translate (28.605cm 43.444cm)">
            <text:p/>
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</draw:custom-shape>
          <draw:frame draw:style-name="gr2" draw:text-style-name="P1" draw:layer="layout" svg:width="1.08cm" svg:height="0.772cm" draw:transform="rotate (-1.55857902203183) translate (27.225cm 44.699cm)">
            <draw:text-box>
              <text:p text:style-name="P1"><text:span text:style-name="T2">0</text:span></text:p>
            </draw:text-box>
          </draw:frame>
          <draw:line draw:style-name="gr15" draw:text-style-name="P5" draw:layer="layout" svg:x1="27.1cm" svg:y1="45.59cm" svg:x2="26.592cm" svg:y2="45.596cm">
            <text:p/>
          </draw:line>
          <draw:line draw:style-name="gr3" draw:text-style-name="P2" draw:layer="layout" svg:x1="27.887cm" svg:y1="47.613cm" svg:x2="25.746cm" svg:y2="47.639cm">
            <text:p/>
          </draw:line>
          <draw:frame draw:style-name="gr2" draw:text-style-name="P1" draw:layer="layout" svg:width="1.08cm" svg:height="0.772cm" draw:transform="rotate (-1.55857902203183) translate (28.656cm 47.411cm)">
            <draw:text-box>
              <text:p text:style-name="P1"><text:span text:style-name="T2">1</text:span></text:p>
            </draw:text-box>
          </draw:frame>
          <draw:rect draw:style-name="gr16" draw:text-style-name="P5" draw:layer="layout" svg:width="0.635cm" svg:height="0.254cm" draw:transform="rotate (-1.55857902203183) translate (30.839cm 39.829cm)">
            <text:p/>
          </draw:rect>
          <draw:line draw:style-name="gr15" draw:text-style-name="P5" draw:layer="layout" svg:x1="30.974cm" svg:y1="40.462cm" svg:x2="30.466cm" svg:y2="40.468cm">
            <text:p/>
          </draw:line>
          <draw:line draw:style-name="gr17" draw:text-style-name="P5" draw:layer="layout" svg:x1="30.713cm" svg:y1="39.831cm" svg:x2="30.721cm" svg:y2="40.466cm">
            <text:p/>
          </draw:line>
          <draw:g>
            <draw:frame draw:style-name="gr2" draw:text-style-name="P1" draw:layer="layout" svg:width="4.615cm" svg:height="1.89cm" draw:transform="rotate (-1.55857902203183) translate (25.813cm 45.479cm)">
              <draw:text-box>
                <text:p text:style-name="P1"><text:span text:style-name="T5">РК(0:15) := РОП(16:31),</text:span></text:p>
                <text:p text:style-name="P1"><text:span text:style-name="T5">СЧАК := СЧАК+1</text:span><text:span text:style-name="T2"> ,</text:span></text:p>
                <text:p text:style-name="P1"><text:span text:style-name="T2">ТП := 1</text:span></text:p>
              </draw:text-box>
            </draw:frame>
            <draw:custom-shape draw:style-name="gr11" draw:text-style-name="P1" draw:layer="layout" svg:width="4.16cm" svg:height="1.579cm" draw:transform="rotate (-1.55857902203183) translate (25.7cm 45.4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frame draw:style-name="gr2" draw:text-style-name="P2" draw:layer="layout" svg:width="3.335cm" svg:height="0.883cm" draw:transform="rotate (-1.55857902203183) translate (28.403cm 59.005cm)">
              <draw:text-box>
                <text:p text:style-name="P2"><text:span text:style-name="T1">РОП(0:1) = 01</text:span></text:p>
              </draw:text-box>
            </draw:frame>
            <draw:custom-shape draw:style-name="gr9" draw:text-style-name="P1" draw:layer="layout" svg:width="4.16cm" svg:height="1.532cm" draw:transform="rotate (-1.55857902203183) translate (28.787cm 58.302cm)">
              <text:p/>
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</draw:custom-shape>
          </draw:g>
          <draw:line draw:style-name="gr15" draw:text-style-name="P5" draw:layer="layout" svg:x1="28.068cm" svg:y1="62.471cm" svg:x2="28.082cm" svg:y2="63.614cm">
            <text:p/>
          </draw:line>
          <draw:line draw:style-name="gr15" draw:text-style-name="P5" draw:layer="layout" svg:x1="27.193cm" svg:y1="63.624cm" svg:x2="28.082cm" svg:y2="63.613cm">
            <text:p/>
          </draw:line>
          <draw:line draw:style-name="gr15" draw:text-style-name="P5" draw:layer="layout" svg:x1="28.017cm" svg:y1="58.28cm" svg:x2="26.62cm" svg:y2="58.297cm">
            <text:p/>
          </draw:line>
          <draw:frame draw:style-name="gr2" draw:text-style-name="P3" draw:layer="layout" svg:width="4.615cm" svg:height="1.89cm" draw:transform="rotate (-1.55857902203183) translate (26.579cm 56.137cm)">
            <draw:text-box>
              <text:p text:style-name="P3"><text:span text:style-name="T5">РК(0:15) := РОП(0:15),</text:span></text:p>
              <text:p text:style-name="P3"><text:span text:style-name="T5">СЧАК := СЧАК+1 ,</text:span></text:p>
              <text:p text:style-name="P3"><text:span text:style-name="T5">ТП := 0</text:span></text:p>
            </draw:text-box>
          </draw:frame>
          <draw:custom-shape draw:style-name="gr11" draw:text-style-name="P1" draw:layer="layout" svg:width="4.16cm" svg:height="1.579cm" draw:transform="rotate (-1.55857902203183) translate (26.526cm 56.1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5" draw:layer="layout" svg:x1="23.792cm" svg:y1="55.537cm" svg:x2="27.094cm" svg:y2="55.497cm">
            <text:p/>
          </draw:line>
          <draw:line draw:style-name="gr15" draw:text-style-name="P5" draw:layer="layout" svg:x1="23.733cm" svg:y1="50.711cm" svg:x2="27.035cm" svg:y2="50.671cm">
            <text:p/>
          </draw:line>
          <draw:line draw:style-name="gr15" draw:text-style-name="P5" draw:layer="layout" svg:x1="23.572cm" svg:y1="37.505cm" svg:x2="33.477cm" svg:y2="37.384cm">
            <text:p/>
          </draw:line>
          <draw:line draw:style-name="gr15" draw:text-style-name="P5" draw:layer="layout" svg:x1="23.733cm" svg:y1="50.712cm" svg:x2="23.572cm" svg:y2="37.505cm">
            <text:p/>
          </draw:line>
          <draw:line draw:style-name="gr15" draw:text-style-name="P5" draw:layer="layout" svg:x1="23.731cm" svg:y1="50.585cm" svg:x2="23.792cm" svg:y2="55.538cm">
            <text:p/>
          </draw:line>
          <draw:line draw:style-name="gr15" draw:text-style-name="P5" draw:layer="layout" svg:x1="26.276cm" svg:y1="40.52cm" svg:x2="22.847cm" svg:y2="40.562cm">
            <text:p/>
          </draw:line>
          <draw:line draw:style-name="gr15" draw:text-style-name="P5" draw:layer="layout" svg:x1="22.847cm" svg:y1="40.562cm" svg:x2="23.255cm" svg:y2="63.546cm">
            <text:p/>
          </draw:line>
          <draw:line draw:style-name="gr15" draw:text-style-name="P5" draw:layer="layout" svg:x1="23.235cm" svg:y1="61.895cm" svg:x2="22.6cm" svg:y2="61.903cm">
            <text:p/>
          </draw:line>
          <draw:line draw:style-name="gr15" draw:text-style-name="P5" draw:layer="layout" svg:x1="23.234cm" svg:y1="61.895cm" svg:x2="22.599cm" svg:y2="61.903cm">
            <text:p/>
          </draw:line>
          <draw:line draw:style-name="gr15" draw:text-style-name="P5" draw:layer="layout" svg:x1="24.202cm" svg:y1="47.531cm" svg:x2="22.424cm" svg:y2="47.553cm">
            <text:p/>
          </draw:line>
          <draw:line draw:style-name="gr15" draw:text-style-name="P5" draw:layer="layout" svg:x1="22.424cm" svg:y1="47.552cm" svg:x2="22.559cm" svg:y2="58.6cm">
            <text:p/>
          </draw:line>
          <draw:line draw:style-name="gr15" draw:text-style-name="P5" draw:layer="layout" svg:x1="24.971cm" svg:y1="58.444cm" svg:x2="22.558cm" svg:y2="58.473cm">
            <text:p/>
          </draw:line>
          <draw:custom-shape draw:style-name="gr18" draw:text-style-name="P6" draw:layer="layout" svg:width="1.397cm" svg:height="1.397cm" draw:transform="rotate (-1.55857902203183) translate (21.854cm 52.894cm)">
            <text:p text:style-name="P6"><text:span text:style-name="T6">O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5" draw:text-style-name="P5" draw:layer="layout" svg:x1="21.862cm" svg:y1="53.529cm" svg:x2="22.497cm" svg:y2="53.521cm">
            <text:p/>
          </draw:line>
          <draw:g>
            <draw:polygon draw:style-name="gr19" draw:text-style-name="P7" draw:layer="layout" svg:width="4.9cm" svg:height="1.5cm" draw:transform="rotate (-1.55857902203183) translate (22.6969589276003cm 40.4875495154012cm)" svg:viewBox="0 0 4901 1501" draw:points="0,751 2450,0 4901,751 2450,1501">
              <text:p/>
            </draw:polygon>
            <draw:frame draw:style-name="gr23" draw:text-style-name="P9" draw:layer="layout" svg:width="4.083cm" svg:height="1.125cm" draw:transform="rotate (-1.55857902203183) translate (22.514cm 40.898cm)">
              <draw:text-box>
                <text:p text:style-name="P8"><text:span text:style-name="T7">РК[0:7] = 20</text:span></text:p>
              </draw:text-box>
            </draw:frame>
          </draw:g>
          <draw:line draw:style-name="gr21" draw:text-style-name="P7" draw:layer="layout" svg:x1="22.034cm" svg:y1="46.795cm" svg:x2="22.017cm" svg:y2="45.398cm">
            <text:p/>
          </draw:line>
          <draw:g>
            <draw:polygon draw:style-name="gr19" draw:text-style-name="P7" draw:layer="layout" svg:width="4.9cm" svg:height="1.5cm" draw:transform="rotate (-1.55857902203183) translate (22.6959712192314cm 40.4885616577717cm)" svg:viewBox="0 0 4901 1501" draw:points="0,751 2450,0 4901,751 2450,1501">
              <text:p/>
            </draw:polygon>
          </draw:g>
          <draw:line draw:style-name="gr15" draw:text-style-name="P10" draw:layer="layout" svg:x1="21.985cm" svg:y1="39.556cm" svg:x2="21.997cm" svg:y2="40.572cm">
            <text:p/>
          </draw:line>
          <draw:frame draw:style-name="gr24" draw:text-style-name="P11" draw:layer="layout" svg:width="1.143cm" svg:height="0.725cm" draw:transform="rotate (-1.55857902203183) translate (22.748cm 39.674cm)">
            <draw:text-box>
              <text:p><text:span text:style-name="T8">1</text:span></text:p>
            </draw:text-box>
          </draw:frame>
          <draw:frame draw:style-name="gr24" draw:text-style-name="P11" draw:layer="layout" svg:width="1.143cm" svg:height="0.725cm" draw:transform="rotate (-1.55857902203183) translate (22.739cm 45.135cm)">
            <draw:text-box>
              <text:p><text:span text:style-name="T8">0</text:span></text:p>
            </draw:text-box>
          </draw:frame>
          <draw:frame draw:style-name="gr24" draw:text-style-name="P11" draw:layer="layout" svg:width="1.143cm" svg:height="0.725cm" draw:transform="rotate (-1.55857902203183) translate (22.747cm 39.675cm)">
            <draw:text-box>
              <text:p><text:span text:style-name="T8">1</text:span></text:p>
            </draw:text-box>
          </draw:frame>
          <draw:line draw:style-name="gr15" draw:text-style-name="P5" draw:layer="layout" svg:x1="23.638cm" svg:y1="42.965cm" svg:x2="22.749cm" svg:y2="42.976cm">
            <text:p/>
          </draw:line>
          <draw:line draw:style-name="gr15" draw:text-style-name="P5" draw:layer="layout" svg:x1="22.034cm" svg:y1="46.795cm" svg:x2="21.272cm" svg:y2="46.804cm">
            <text:p/>
          </draw:line>
          <draw:line draw:style-name="gr15" draw:text-style-name="P5" draw:layer="layout" svg:x1="21.946cm" svg:y1="39.557cm" svg:x2="21.057cm" svg:y2="39.568cm">
            <text:p/>
          </draw:line>
          <draw:custom-shape draw:style-name="gr18" draw:text-style-name="P6" draw:layer="layout" svg:width="1.143cm" svg:height="1.143cm" draw:transform="rotate (-1.55857902203183) translate (21.049cm 38.933cm)">
            <text:p text:style-name="P6"><text:span text:style-name="T6">O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6" draw:layer="layout" svg:width="1.143cm" svg:height="1.143cm" draw:transform="rotate (-1.55857902203183) translate (21.264cm 46.17cm)">
            <text:p text:style-name="P6"><text:span text:style-name="T6">O3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g>
            <draw:polygon draw:style-name="gr19" draw:text-style-name="P7" draw:layer="layout" svg:width="4.9cm" svg:height="1.5cm" draw:transform="rotate (-1.55857902203183) translate (22.547169668565cm 59.4137919628041cm)" svg:viewBox="0 0 4901 1501" draw:points="0,751 2450,0 4901,751 2450,1501">
              <text:p/>
            </draw:polygon>
            <draw:frame draw:style-name="gr23" draw:text-style-name="P9" draw:layer="layout" svg:width="4.083cm" svg:height="1.125cm" draw:transform="rotate (-1.55857902203183) translate (22.364cm 59.825cm)">
              <draw:text-box>
                <text:p text:style-name="P8"><text:span text:style-name="T7">РК[0:7] = 4A</text:span></text:p>
              </draw:text-box>
            </draw:frame>
          </draw:g>
          <draw:line draw:style-name="gr21" draw:text-style-name="P7" draw:layer="layout" svg:x1="21.884cm" svg:y1="65.721cm" svg:x2="21.867cm" svg:y2="64.324cm">
            <text:p/>
          </draw:line>
          <draw:g>
            <draw:polygon draw:style-name="gr19" draw:text-style-name="P7" draw:layer="layout" svg:width="4.9cm" svg:height="1.5cm" draw:transform="rotate (-1.55857902203183) translate (22.5461819601962cm 59.4148041051746cm)" svg:viewBox="0 0 4901 1501" draw:points="0,751 2450,0 4901,751 2450,1501">
              <text:p/>
            </draw:polygon>
          </draw:g>
          <draw:line draw:style-name="gr15" draw:text-style-name="P10" draw:layer="layout" svg:x1="21.835cm" svg:y1="58.482cm" svg:x2="21.847cm" svg:y2="59.498cm">
            <text:p/>
          </draw:line>
          <draw:frame draw:style-name="gr24" draw:text-style-name="P11" draw:layer="layout" svg:width="1.143cm" svg:height="0.725cm" draw:transform="rotate (-1.55857902203183) translate (22.598cm 58.599cm)">
            <draw:text-box>
              <text:p><text:span text:style-name="T8">1</text:span></text:p>
            </draw:text-box>
          </draw:frame>
          <draw:frame draw:style-name="gr24" draw:text-style-name="P11" draw:layer="layout" svg:width="1.143cm" svg:height="0.725cm" draw:transform="rotate (-1.55857902203183) translate (22.589cm 64.062cm)">
            <draw:text-box>
              <text:p><text:span text:style-name="T8">0</text:span></text:p>
            </draw:text-box>
          </draw:frame>
          <draw:frame draw:style-name="gr24" draw:text-style-name="P11" draw:layer="layout" svg:width="1.143cm" svg:height="0.725cm" draw:transform="rotate (-1.55857902203183) translate (22.597cm 58.6cm)">
            <draw:text-box>
              <text:p><text:span text:style-name="T8">1</text:span></text:p>
            </draw:text-box>
          </draw:frame>
          <draw:line draw:style-name="gr15" draw:text-style-name="P5" draw:layer="layout" svg:x1="21.884cm" svg:y1="65.721cm" svg:x2="21.122cm" svg:y2="65.73cm">
            <text:p/>
          </draw:line>
          <draw:line draw:style-name="gr15" draw:text-style-name="P5" draw:layer="layout" svg:x1="21.796cm" svg:y1="58.483cm" svg:x2="20.907cm" svg:y2="58.494cm">
            <text:p/>
          </draw:line>
          <draw:custom-shape draw:style-name="gr18" draw:text-style-name="P6" draw:layer="layout" svg:width="1.143cm" svg:height="1.143cm" draw:transform="rotate (-1.55857902203183) translate (20.9cm 57.859cm)">
            <text:p text:style-name="P6"><text:span text:style-name="T6">O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8" draw:text-style-name="P6" draw:layer="layout" svg:width="1.143cm" svg:height="1.143cm" draw:transform="rotate (-1.55857902203183) translate (21.115cm 65.095cm)">
            <text:p text:style-name="P6"><text:span text:style-name="T6">O3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3" draw:display-name="msArrowEnd 3" svg:viewBox="0 0 80 200" svg:d="M40 0l40 200h-80z"/>
    <draw:marker draw:name="msArrowEnd_20_6" draw:display-name="msArrowEnd 6" svg:viewBox="0 0 120 200" svg:d="M60 0l60 200h-1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New Sung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60.4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5-19T03:02:14</dc:date>
    <dc:description/>
    <dc:subject/>
    <dc:title/>
    <meta:creation-date>2015-05-17T17:33:18Z</meta:creation-date>
    <meta:initial-creator>Vladislav Morzhanov</meta:initial-creator>
    <meta:keyword/>
    <meta:generator>OpenOffice/4.1.1$Unix OpenOffice.org_project/411m6$Build-9775</meta:generator>
    <meta:editing-duration>PT4H24S</meta:editing-duration>
    <meta:editing-cycles>137</meta:editing-cycles>
    <meta:document-statistic meta:object-count="317"/>
  </office:meta>
</office:document-meta>
</file>